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color="#00cc33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ext-properties fo:color="#0000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border-bottom="0.002cm solid #000000" fo:border-left="none" fo:border-right="none" fo:border-top="0.002cm solid #000000"/>
      <style:text-properties fo:color="#00cc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5">
      <style:table-cell-properties style:diagonal-bl-tr="none" style:diagonal-tl-br="none" fo:border="0.002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/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  <style:text-properties fo:color="#00cc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Default"/>
          <table:table-cell office:value-type="string">
            <text:p>xy</text:p>
          </table:table-cell>
          <table:table-cell office:value-type="string">
            <text:p>x^2</text:p>
          </table:table-cell>
          <table:table-cell office:value-type="string">
            <text:p>y^2</text:p>
          </table:table-cell>
          <table:table-cell/>
        </table:table-row>
        <table:table-row table:style-name="ro1">
          <table:table-cell/>
          <table:table-cell table:style-name="ce2" office:value-type="string">
            <text:p>val</text:p>
          </table:table-cell>
          <table:table-cell table:style-name="ce2" office:value-type="string">
            <text:p>temp (degC)</text:p>
          </table:table-cell>
          <table:table-cell table:style-name="ce4" table:number-columns-repeated="2"/>
          <table:table-cell table:style-name="ce6" office:value-type="string">
            <text:p>temp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6527">
            <text:p>6527</text:p>
          </table:table-cell>
          <table:table-cell table:style-name="ce1" office:value-type="float" office:value="8.3">
            <text:p>8.3</text:p>
          </table:table-cell>
          <table:table-cell table:style-name="ce5" table:number-columns-repeated="2"/>
          <table:table-cell table:formula="of:=[.B5]*[.H14]+[.H13]" office:value-type="float" office:value="8.30902668417368">
            <text:p>8.31</text:p>
          </table:table-cell>
          <table:table-cell table:formula="of:=[.B5]*[.C5]" office:value-type="float" office:value="54174.1">
            <text:p>54174.1</text:p>
          </table:table-cell>
          <table:table-cell table:formula="of:=[.B5]^2" office:value-type="float" office:value="42601729">
            <text:p>42601729</text:p>
          </table:table-cell>
          <table:table-cell table:formula="of:=[.C5]^2" office:value-type="float" office:value="68.89">
            <text:p>68.89</text:p>
          </table:table-cell>
          <table:table-cell/>
        </table:table-row>
        <table:table-row table:style-name="ro1">
          <table:table-cell/>
          <table:table-cell table:style-name="ce1" office:value-type="float" office:value="9772">
            <text:p>9772</text:p>
          </table:table-cell>
          <table:table-cell table:style-name="ce1" office:value-type="float" office:value="21">
            <text:p>21</text:p>
          </table:table-cell>
          <table:table-cell table:style-name="ce5" table:number-columns-repeated="2"/>
          <table:table-cell table:formula="of:=[.B6]*[.H14]+[.H13]" office:value-type="float" office:value="20.9862419455288">
            <text:p>20.99</text:p>
          </table:table-cell>
          <table:table-cell table:formula="of:=[.B6]*[.C6]" office:value-type="float" office:value="205212">
            <text:p>205212</text:p>
          </table:table-cell>
          <table:table-cell table:formula="of:=[.B6]^2" office:value-type="float" office:value="95491984">
            <text:p>95491984</text:p>
          </table:table-cell>
          <table:table-cell table:formula="of:=[.C6]^2" office:value-type="float" office:value="441">
            <text:p>441</text:p>
          </table:table-cell>
          <table:table-cell/>
        </table:table-row>
        <table:table-row table:style-name="ro1">
          <table:table-cell/>
          <table:table-cell table:style-name="ce1" office:value-type="float" office:value="10398">
            <text:p>10398</text:p>
          </table:table-cell>
          <table:table-cell table:style-name="ce1" office:value-type="float" office:value="23.4">
            <text:p>23.4</text:p>
          </table:table-cell>
          <table:table-cell table:style-name="ce5" table:number-columns-repeated="2"/>
          <table:table-cell table:formula="of:=[.B7]*[.H14]+[.H13]" office:value-type="float" office:value="23.4318310837749">
            <text:p>23.43</text:p>
          </table:table-cell>
          <table:table-cell table:formula="of:=[.B7]*[.C7]" office:value-type="float" office:value="243313.2">
            <text:p>243313.2</text:p>
          </table:table-cell>
          <table:table-cell table:formula="of:=[.B7]^2" office:value-type="float" office:value="108118404">
            <text:p>108118404</text:p>
          </table:table-cell>
          <table:table-cell table:formula="of:=[.C7]^2" office:value-type="float" office:value="547.56">
            <text:p>547.56</text:p>
          </table:table-cell>
          <table:table-cell/>
        </table:table-row>
        <table:table-row table:style-name="ro1">
          <table:table-cell/>
          <table:table-cell table:style-name="ce1" office:value-type="float" office:value="10414">
            <text:p>10414</text:p>
          </table:table-cell>
          <table:table-cell table:style-name="ce1" office:value-type="float" office:value="23.5">
            <text:p>23.5</text:p>
          </table:table-cell>
          <table:table-cell table:style-name="ce5" table:number-columns-repeated="2"/>
          <table:table-cell table:formula="of:=[.B8]*[.H14]+[.H13]" office:value-type="float" office:value="23.494338154401">
            <text:p>23.49</text:p>
          </table:table-cell>
          <table:table-cell table:formula="of:=[.B8]*[.C8]" office:value-type="float" office:value="244729">
            <text:p>244729</text:p>
          </table:table-cell>
          <table:table-cell table:formula="of:=[.B8]^2" office:value-type="float" office:value="108451396">
            <text:p>108451396</text:p>
          </table:table-cell>
          <table:table-cell table:formula="of:=[.C8]^2" office:value-type="float" office:value="552.25">
            <text:p>552.25</text:p>
          </table:table-cell>
          <table:table-cell/>
        </table:table-row>
        <table:table-row table:style-name="ro1">
          <table:table-cell/>
          <table:table-cell table:style-name="ce1" office:value-type="float" office:value="10896">
            <text:p>10896</text:p>
          </table:table-cell>
          <table:table-cell table:style-name="ce1" office:value-type="float" office:value="25.4">
            <text:p>25.4</text:p>
          </table:table-cell>
          <table:table-cell table:style-name="ce5" table:number-columns-repeated="2"/>
          <table:table-cell table:formula="of:=[.B9]*[.H14]+[.H13]" office:value-type="float" office:value="25.3773636570121">
            <text:p>25.38</text:p>
          </table:table-cell>
          <table:table-cell table:formula="of:=[.B9]*[.C9]" office:value-type="float" office:value="276758.4">
            <text:p>276758.4</text:p>
          </table:table-cell>
          <table:table-cell table:formula="of:=[.B9]^2" office:value-type="float" office:value="118722816">
            <text:p>118722816</text:p>
          </table:table-cell>
          <table:table-cell table:formula="of:=[.C9]^2" office:value-type="float" office:value="645.16">
            <text:p>645.16</text:p>
          </table:table-cell>
          <table:table-cell/>
        </table:table-row>
        <table:table-row table:style-name="ro1">
          <table:table-cell/>
          <table:table-cell table:style-name="ce1" office:value-type="float" office:value="41849">
            <text:p>41849</text:p>
          </table:table-cell>
          <table:table-cell table:style-name="ce1" office:value-type="float" office:value="146.3">
            <text:p>146.3</text:p>
          </table:table-cell>
          <table:table-cell table:style-name="ce5" table:number-columns-repeated="2"/>
          <table:table-cell table:formula="of:=[.B10]*[.H14]+[.H13]" office:value-type="float" office:value="146.30119847511">
            <text:p>146.30</text:p>
          </table:table-cell>
          <table:table-cell table:formula="of:=[.B10]*[.C10]" office:value-type="float" office:value="6122508.7">
            <text:p>6122508.7</text:p>
          </table:table-cell>
          <table:table-cell table:formula="of:=[.B10]^2" office:value-type="float" office:value="1751338801">
            <text:p>1751338801</text:p>
          </table:table-cell>
          <table:table-cell table:formula="of:=[.C10]^2" office:value-type="float" office:value="21403.69">
            <text:p>21403.69</text:p>
          </table:table-cell>
          <table:table-cell/>
        </table:table-row>
        <table:table-row table:style-name="ro1">
          <table:table-cell table:style-name="ce1" office:value-type="string">
            <text:p>sum</text:p>
          </table:table-cell>
          <table:table-cell table:style-name="ce3" table:formula="of:=SUM([.B5:.B10])" office:value-type="float" office:value="89856">
            <text:p>89856</text:p>
          </table:table-cell>
          <table:table-cell table:style-name="ce3" table:formula="of:=SUM([.C5:.C10])" office:value-type="float" office:value="247.9">
            <text:p>247.9</text:p>
          </table:table-cell>
          <table:table-cell table:style-name="ce3" table:number-columns-repeated="2"/>
          <table:table-cell table:style-name="ce8"/>
          <table:table-cell table:style-name="ce3" table:formula="of:=SUM([.G5:.G10])" office:value-type="float" office:value="7146695.4">
            <text:p>7146695.4</text:p>
          </table:table-cell>
          <table:table-cell table:style-name="ce3" table:formula="of:=SUM([.H5:.H10])" office:value-type="float" office:value="2224725130">
            <text:p>2224725130</text:p>
          </table:table-cell>
          <table:table-cell table:style-name="ce11" table:formula="of:=SUM([.I5:.I10])" office:value-type="float" office:value="23658.55">
            <text:p>23658.5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2" office:value-type="string">
            <text:p>PYR_A</text:p>
          </table:table-cell>
          <table:table-cell table:style-name="ce9" table:formula="of:=(([.C11]*[.H11])-([.B11]*[.G11]))/((6*[.H11])-[.B11]^2)" office:value-type="float" office:value="-17.1899514393595">
            <text:p>-17.19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>
            <text:p>PYR_B</text:p>
          </table:table-cell>
          <table:table-cell table:style-name="ce9" table:formula="of:=((6*[.G11])-([.B11]*[.C11]))/((6*[.H11])-([.B11]^2))" office:value-type="float" office:value="0.00390669191413102">
            <text:p>0.003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temp =</text:p>
          </table:table-cell>
          <table:table-cell table:style-name="ce10" table:formula="of:=[.H13]" office:value-type="float" office:value="-17.1899514393595">
            <text:p>-17.1899514394</text:p>
          </table:table-cell>
          <table:table-cell office:value-type="string">
            <text:p>+ val *</text:p>
          </table:table-cell>
          <table:table-cell table:style-name="ce10" table:formula="of:=[.H14]" office:value-type="float" office:value="0.00390669191413102">
            <text:p>0.003906691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>
            <draw:frame table:end-cell-address="Sheet1.K40" table:end-x="1.431cm" table:end-y="0.179cm" draw:z-index="0" draw:style-name="gr1" draw:text-style-name="P1" svg:width="20.515cm" svg:height="8.999cm" svg:x="1.239cm" svg:y="0.111cm">
              <draw:object draw:notify-on-update-of-ranges="Sheet1.C5:Sheet1.C10 Sheet1.B4:Sheet1.B4 Sheet1.B5:Sheet1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4:Sheet1.B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4" number:min-integer-digits="1"/>
    </number:number-style>
    <number:number-style style:name="N116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16/11/2013</text:date>, <text:time>16:4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4:19:03</meta:creation-date>
    <dc:date>2013-11-16T16:46:34</dc:date>
    <meta:editing-duration>PT1H36M17S</meta:editing-duration>
    <meta:editing-cycles>3</meta:editing-cycles>
    <meta:generator>OpenOffice/4.0.1$Linux OpenOffice.org_project/401m5$Build-9714</meta:generator>
    <meta:document-statistic meta:table-count="3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16cm" svg:height="9cm" xlink:href=".." xlink:type="simple" chart:class="chart:scatter" chart:style-name="ch1">
        <chart:title svg:x="8.6cm" svg:y="0.316cm" chart:style-name="ch2">
          <text:p>temp conversion</text:p>
        </chart:title>
        <chart:plot-area chart:style-name="ch3" table:cell-range-address="Sheet1.B5:Sheet1.C10 Sheet1.B4:Sheet1.B4" chart:data-source-has-labels="row" svg:x="0.962cm" svg:y="0.142cm" svg:width="19.397cm" svg:height="8.856cm">
          <chartooo:coordinate-region svg:x="2.139cm" svg:y="0.341cm" svg:width="17.94cm" svg:height="8.01cm"/>
          <chart:axis chart:dimension="x" chart:name="primary-x" chart:style-name="ch4">
            <chart:title svg:x="18.7cm" svg:y="7.538cm" chart:style-name="ch5">
              <text:p>degC</text:p>
            </chart:title>
          </chart:axis>
          <chart:axis chart:dimension="y" chart:name="primary-y" chart:style-name="ch4">
            <chart:title svg:x="2.409cm" svg:y="1.121cm" chart:style-name="ch6">
              <text:p>value</text:p>
            </chart:title>
            <chart:grid chart:style-name="ch7" chart:class="major"/>
          </chart:axis>
          <chart:series chart:style-name="ch8" chart:values-cell-range-address="Sheet1.B5:Sheet1.B10" chart:label-cell-address="Sheet1.B4:Sheet1.B4" chart:class="chart:scatter">
            <chart:domain table:cell-range-address="Sheet1.C5:Sheet1.C10"/>
            <chart:regression-curve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al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">
                <text:p>8.3</text:p>
                <draw:g>
                  <svg:desc>Sheet1.C5:Sheet1.C10</svg:desc>
                </draw:g>
              </table:table-cell>
              <table:table-cell office:value-type="float" office:value="6527">
                <text:p>6527</text:p>
                <draw:g>
                  <svg:desc>Sheet1.B5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4">
                <text:p>23.4</text:p>
              </table:table-cell>
              <table:table-cell office:value-type="float" office:value="10398">
                <text:p>10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5">
                <text:p>23.5</text:p>
              </table:table-cell>
              <table:table-cell office:value-type="float" office:value="10414">
                <text:p>10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4">
                <text:p>25.4</text:p>
              </table:table-cell>
              <table:table-cell office:value-type="float" office:value="10896">
                <text:p>10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.3">
                <text:p>146.3</text:p>
              </table:table-cell>
              <table:table-cell office:value-type="float" office:value="41849">
                <text:p>41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Linu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